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bee" officeooo:paragraph-rsid="0000f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thole complaints=number of potholes</text:p>
      <text:p text:style-name="P1">number of people</text:p>
      <text:p text:style-name="P1"/>
      <text:p text:style-name="P1">Residential street segments in the city</text:p>
      <text:p text:style-name="P1"><text:tab/>-00 block</text:p>
      <text:p text:style-name="P1">only residential blocks</text:p>
      <text:p text:style-name="P1">proportional to population</text:p>
      <text:p text:style-name="P1"/>
      <text:p text:style-name="P1">street sampling</text:p>
      <text:p text:style-name="P1"/>
      <text:p text:style-name="P1">illegal dumping</text:p>
      <text:p text:style-name="P1">grafiti</text:p>
      <text:p text:style-name="P1">overgrown trees</text:p>
      <text:p text:style-name="P1">sidewalk condition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1:14:13.910000000</meta:creation-date>
    <dc:date>2015-07-05T16:04:18.551000000</dc:date>
    <meta:editing-duration>P3DT3H19M44S</meta:editing-duration>
    <meta:editing-cycles>1</meta:editing-cycles>
    <meta:document-statistic meta:table-count="0" meta:image-count="0" meta:object-count="0" meta:page-count="1" meta:paragraph-count="11" meta:word-count="30" meta:character-count="222" meta:non-whitespace-character-count="202"/>
    <meta:generator>LibreOffice/4.4.3.2$Windows_x86 LibreOffice_project/88805f81e9fe61362df02b9941de8e38a9b5fd16</meta:generator>
  </office:meta>
</office:document-meta>
</file>